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12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 de 5000 iteracoes_SelecaoUniformeInteira_RecombinacaoCrossoverNPontosInteira_com PR 0.95_MutacaoInicializacaoAleatoria_com PM 0.06_populacao 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tnessMedioPorGeracao</text:p>
          </table:table-cell>
          <table:table-cell/>
          <table:table-cell office:value-type="string" calcext:value-type="string">
            <text:p>MenorFitness</text:p>
          </table:table-cell>
          <table:table-cell office:value-type="string" calcext:value-type="string">
            <text:p>MaiorFitness</text:p>
          </table:table-cell>
          <table:table-cell office:value-type="string" calcext:value-type="string">
            <text:p>Tempo de execucao (ms)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float" office:value="589.926418334214" calcext:value-type="float">
            <text:p>589.926418334214</text:p>
          </table:table-cell>
          <table:table-cell/>
          <table:table-cell office:value-type="float" office:value="4.43034408821229" calcext:value-type="float">
            <text:p>4.43034408821229</text:p>
          </table:table-cell>
          <table:table-cell office:value-type="float" office:value="993.26668397476" calcext:value-type="float">
            <text:p>993.26668397476</text:p>
          </table:table-cell>
          <table:table-cell office:value-type="float" office:value="17542.696506" calcext:value-type="float">
            <text:p>17542.696506</text:p>
          </table:table-cell>
          <table:table-cell table:formula="of:=COM.MICROSOFT.STDEV.P([.A2:.A5001])" office:value-type="float" office:value="40.0488926175754" calcext:value-type="float">
            <text:p>40.0488926175754</text:p>
          </table:table-cell>
        </table:table-row>
        <table:table-row table:style-name="ro1">
          <table:table-cell office:value-type="float" office:value="530.900634860514" calcext:value-type="float">
            <text:p>530.900634860514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22.649745730639" calcext:value-type="float">
            <text:p>422.649745730639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416.836229389431" calcext:value-type="float">
            <text:p>416.836229389431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82.5557002876107" calcext:value-type="float">
            <text:p>82.5557002876107</text:p>
          </table:table-cell>
          <table:table-cell table:number-columns-repeated="5"/>
        </table:table-row>
        <table:table-row table:style-name="ro1">
          <table:table-cell office:value-type="float" office:value="74.4846628731881" calcext:value-type="float">
            <text:p>74.4846628731881</text:p>
          </table:table-cell>
          <table:table-cell table:number-columns-repeated="5"/>
        </table:table-row>
        <table:table-row table:style-name="ro1">
          <table:table-cell office:value-type="float" office:value="74.4846628731881" calcext:value-type="float">
            <text:p>74.484662873188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73.1267958023851" calcext:value-type="float">
            <text:p>73.1267958023851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65.8513416144669" calcext:value-type="float">
            <text:p>65.8513416144669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23.858108112401" calcext:value-type="float">
            <text:p>23.858108112401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4.2263516206082" calcext:value-type="float">
            <text:p>14.2263516206082</text:p>
          </table:table-cell>
          <table:table-cell table:number-columns-repeated="5"/>
        </table:table-row>
        <table:table-row table:style-name="ro1">
          <table:table-cell office:value-type="float" office:value="10.6979797212911" calcext:value-type="float">
            <text:p>10.6979797212911</text:p>
          </table:table-cell>
          <table:table-cell table:number-columns-repeated="5"/>
        </table:table-row>
        <table:table-row table:style-name="ro1">
          <table:table-cell office:value-type="float" office:value="10.6979797212911" calcext:value-type="float">
            <text:p>10.6979797212911</text:p>
          </table:table-cell>
          <table:table-cell table:number-columns-repeated="5"/>
        </table:table-row>
        <table:table-row table:style-name="ro1">
          <table:table-cell office:value-type="float" office:value="10.6979797212911" calcext:value-type="float">
            <text:p>10.6979797212911</text:p>
          </table:table-cell>
          <table:table-cell table:number-columns-repeated="5"/>
        </table:table-row>
        <table:table-row table:style-name="ro1">
          <table:table-cell office:value-type="float" office:value="10.6979797212911" calcext:value-type="float">
            <text:p>10.6979797212911</text:p>
          </table:table-cell>
          <table:table-cell table:number-columns-repeated="5"/>
        </table:table-row>
        <table:table-row table:style-name="ro1">
          <table:table-cell office:value-type="float" office:value="10.6979797212911" calcext:value-type="float">
            <text:p>10.6979797212911</text:p>
          </table:table-cell>
          <table:table-cell table:number-columns-repeated="5"/>
        </table:table-row>
        <table:table-row table:style-name="ro1">
          <table:table-cell office:value-type="float" office:value="10.6979797212911" calcext:value-type="float">
            <text:p>10.6979797212911</text:p>
          </table:table-cell>
          <table:table-cell table:number-columns-repeated="5"/>
        </table:table-row>
        <table:table-row table:style-name="ro1">
          <table:table-cell office:value-type="float" office:value="10.6979797212911" calcext:value-type="float">
            <text:p>10.6979797212911</text:p>
          </table:table-cell>
          <table:table-cell table:number-columns-repeated="5"/>
        </table:table-row>
        <table:table-row table:style-name="ro1">
          <table:table-cell office:value-type="float" office:value="10.6979797212911" calcext:value-type="float">
            <text:p>10.697979721291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91601884051151" calcext:value-type="float">
            <text:p>8.91601884051151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8.46554532430497" calcext:value-type="float">
            <text:p>8.46554532430497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7.09959249270195" calcext:value-type="float">
            <text:p>7.09959249270195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  <table:table-row table:style-name="ro1">
          <table:table-cell office:value-type="float" office:value="5.33657795095093" calcext:value-type="float">
            <text:p>5.3365779509509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06:45:26.210345634</dc:date>
    <meta:editing-duration>PT56S</meta:editing-duration>
    <meta:editing-cycles>1</meta:editing-cycles>
    <meta:document-statistic meta:table-count="1" meta:cell-count="5009" meta:object-count="0"/>
    <meta:generator>LibreOffice/5.3.4.2$Linux_X86_64 LibreOffice_project/30m0$Build-2</meta:generator>
  </office:meta>
</office:document-meta>
</file>